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archingScenario" style:family="table">
      <style:table-properties style:width="6.6931in" fo:break-before="page" table:align="margins"/>
    </style:style>
    <style:style style:name="SearchingScenario.A" style:family="table-column">
      <style:table-column-properties style:column-width="3.3465in" style:rel-column-width="32767*"/>
    </style:style>
    <style:style style:name="SearchingScenario.A1" style:family="table-cell">
      <style:table-cell-properties fo:padding="0.0382in" fo:border-left="0.05pt solid #000000" fo:border-right="none" fo:border-top="0.05pt solid #000000" fo:border-bottom="0.05pt solid #000000"/>
    </style:style>
    <style:style style:name="SearchingScenario.B1" style:family="table-cell">
      <style:table-cell-properties fo:padding="0.0382in" fo:border="0.05pt solid #000000"/>
    </style:style>
    <style:style style:name="SearchingScenario.A2" style:family="table-cell">
      <style:table-cell-properties fo:padding="0.0382in" fo:border-left="0.05pt solid #000000" fo:border-right="none" fo:border-top="none" fo:border-bottom="0.05pt solid #000000"/>
    </style:style>
    <style:style style:name="SearchingScenario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b560b" officeooo:paragraph-rsid="001b560b"/>
    </style:style>
    <style:style style:name="P2" style:family="paragraph" style:parent-style-name="Preformatted_20_Text">
      <style:text-properties fo:font-weight="bold" officeooo:rsid="001b560b" officeooo:paragraph-rsid="001b560b" style:font-weight-asian="bold" style:font-weight-complex="bold"/>
    </style:style>
    <style:style style:name="P3" style:family="paragraph" style:parent-style-name="Preformatted_20_Text">
      <style:text-properties fo:font-size="14pt" fo:font-weight="bold" officeooo:rsid="001b560b" officeooo:paragraph-rsid="001b560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end" style:justify-single-word="false"/>
      <style:text-properties fo:font-style="italic" style:text-underline-style="solid" style:text-underline-width="auto" style:text-underline-color="font-color" officeooo:rsid="001b560b" officeooo:paragraph-rsid="001b560b" style:font-style-asian="italic" style:font-style-complex="italic"/>
    </style:style>
    <style:style style:name="P5" style:family="paragraph" style:parent-style-name="Preformatted_20_Text">
      <style:text-properties fo:font-size="12pt" style:text-underline-style="solid" style:text-underline-width="auto" style:text-underline-color="font-color" officeooo:rsid="001b560b" officeooo:paragraph-rsid="001b560b" style:font-size-asian="12pt" style:font-size-complex="12pt"/>
    </style:style>
    <style:style style:name="P6" style:family="paragraph" style:parent-style-name="Preformatted_20_Text">
      <style:text-properties fo:font-size="12pt" style:text-underline-style="solid" style:text-underline-width="auto" style:text-underline-color="font-color" fo:font-weight="normal" officeooo:rsid="001b560b" officeooo:paragraph-rsid="001b560b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font-size="12pt" officeooo:rsid="001b560b" officeooo:paragraph-rsid="001b560b" style:font-size-asian="12pt" style:font-size-complex="12pt"/>
    </style:style>
    <style:style style:name="P8" style:family="paragraph" style:parent-style-name="Preformatted_20_Text">
      <style:paragraph-properties fo:text-align="end" style:justify-single-word="false"/>
      <style:text-properties fo:font-size="12pt" fo:font-style="italic" style:text-underline-style="solid" style:text-underline-width="auto" style:text-underline-color="font-color" officeooo:rsid="001b560b" officeooo:paragraph-rsid="001b560b" style:font-size-asian="12pt" style:font-style-asian="italic" style:font-size-complex="12pt" style:font-style-complex="italic"/>
    </style:style>
    <style:style style:name="P9" style:family="paragraph" style:parent-style-name="Preformatted_20_Text">
      <style:paragraph-properties fo:text-align="end" style:justify-single-word="false"/>
      <style:text-properties fo:font-size="12pt" fo:font-style="italic" style:text-underline-style="solid" style:text-underline-width="auto" style:text-underline-color="font-color" fo:font-weight="normal" officeooo:rsid="001f49f7" officeooo:paragraph-rsid="001f49f7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text-properties fo:font-size="12pt" fo:font-style="italic" officeooo:rsid="001b560b" officeooo:paragraph-rsid="001b560b" style:font-size-asian="12pt" style:font-style-asian="italic" style:font-size-complex="12pt" style:font-style-complex="italic"/>
    </style:style>
    <style:style style:name="P11" style:family="paragraph" style:parent-style-name="Preformatted_20_Text">
      <style:text-properties fo:font-size="12pt" officeooo:rsid="001b560b" officeooo:paragraph-rsid="001b560b" fo:background-color="#99ff66" style:font-size-asian="12pt" style:font-size-complex="12pt"/>
    </style:style>
    <style:style style:name="P12" style:family="paragraph" style:parent-style-name="Preformatted_20_Text">
      <style:text-properties fo:font-size="12pt" officeooo:rsid="001b560b" officeooo:paragraph-rsid="001b560b" fo:background-color="#99ff33" style:font-size-asian="12pt" style:font-size-complex="12pt"/>
    </style:style>
    <style:style style:name="P13" style:family="paragraph" style:parent-style-name="Preformatted_20_Text">
      <style:text-properties fo:font-size="12pt" officeooo:rsid="001b560b" officeooo:paragraph-rsid="001b560b" fo:background-color="#ffff00" style:font-size-asian="12pt" style:font-size-complex="12pt"/>
    </style:style>
    <style:style style:name="P14" style:family="paragraph" style:parent-style-name="Preformatted_20_Text">
      <style:text-properties fo:font-size="12pt" officeooo:rsid="001b560b" officeooo:paragraph-rsid="001b560b" style:font-size-asian="12pt" style:font-size-complex="12pt"/>
    </style:style>
    <style:style style:name="P15" style:family="paragraph" style:parent-style-name="Preformatted_20_Text">
      <style:text-properties fo:font-size="12pt" fo:font-weight="bold" officeooo:rsid="002e9055" officeooo:paragraph-rsid="002e9055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fo:font-size="12pt" fo:font-weight="normal" officeooo:rsid="002e9055" officeooo:paragraph-rsid="002e9055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Mono" fo:font-size="9pt" style:font-name-asian="Droid Sans Fallback1" style:font-size-asian="9pt" style:font-name-complex="Liberation Mono" style:font-size-complex="9pt"/>
    </style:style>
    <style:style style:name="P18" style:family="paragraph" style:parent-style-name="Table_20_Contents">
      <style:text-properties style:font-name="Liberation Mono" fo:font-size="9pt" officeooo:rsid="002fe1d5" officeooo:paragraph-rsid="002fe1d5" style:font-name-asian="Droid Sans Fallback1" style:font-size-asian="9pt" style:font-name-complex="Liberation Mono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máca obrazovka:</text:p>
      <text:p text:style-name="P1"/>
      <text:p text:style-name="P5">Užívateľov panel:</text:p>
      <text:p text:style-name="P11">- zadať úlohu, vami zadané úlohy a moje úlohy spraviť ako tlačidlá</text:p>
      <text:p text:style-name="P11">- admin bude mať navyše možnosti: všetky úlohy, správa tagov, správa užívateľov</text:p>
      <text:p text:style-name="P7"/>
      <text:p text:style-name="P5">Zoznam mojich úloh:</text:p>
      <text:p text:style-name="P11">- zobrazuje 5 úloh, ktoré musím vykonať a nie sú dosiaľ splnené resp. schválené.</text:p>
      <text:p text:style-name="P11">- najbližší deadline bude na vrchu</text:p>
      <text:p text:style-name="P11">- namiesto stĺpca „Splniť“ bude stĺpec „Status“ a bude sa tu zobrazovať červené okrúhle tlačidlo s krížikom, po kliknutí naň sa zobrazí ikonka hodín (neklikateľná) symbolizujúca „čakanie na potvrdenie zadávateľa“. <text:span text:style-name="T2">Ak zadávateľ úlohy uzná úlohu za splnenú úloha automaticky vypadáva z tohto zoznamu.</text:span></text:p>
      <text:p text:style-name="P13">- úloha je považovaná za splnenú po jej potvrdení vykonávateľom ako aj zadávateľom.</text:p>
      <text:p text:style-name="P7"/>
      <text:p text:style-name="P7">? V prípade viacerých vykonávateľov môže, ktorýkoľvek vykonávateľ označiť úlohu za splnenú?</text:p>
      <text:p text:style-name="P7"/>
      <text:p text:style-name="P5">Notifikácie:</text:p>
      <text:p text:style-name="P7">- tak ako sú</text:p>
      <text:p text:style-name="P7">- najnovšia udalosť bude vždy na vrchu</text:p>
      <text:p text:style-name="P7"/>
      <text:p text:style-name="P5">Zadať úlohu:</text:p>
      <text:p text:style-name="P7"/>
      <text:p text:style-name="P13">- pridať možnosť pridávania viacerých tagov k úlohe (rovnaký systém ako na priraďovaní zamestnancov na úlohu)</text:p>
      <text:p text:style-name="P7">- pridať uploadovanie obrázkov + xlsx súborov</text:p>
      <text:p text:style-name="P7"/>
      <text:p text:style-name="P5">Mnou zadané úlohy:</text:p>
      <text:p text:style-name="P1"/>
      <text:p text:style-name="P4">všetky</text:p>
      <text:p text:style-name="P1"/>
      <text:p text:style-name="P2">#<text:tab/>Názov<text:tab/><text:tab/>Vykoná<text:tab/>Deadline<text:tab/>Termín splnenia<text:tab/>Akcia<text:tab/>Editovať</text:p>
      <text:p text:style-name="P1">1<text:tab/>Kúpiť nity<text:tab/>Ján Novák<text:tab/>12. 03. 16<text:tab/>10. 03. 16<text:tab/><text:tab/>X J<text:tab/>edit</text:p>
      <text:p text:style-name="P1">2<text:tab/>Kúpiť lep<text:tab/>Ján Novák<text:tab/>16. 03. 16<text:tab/>nesplnená<text:tab/><text:tab/>-<text:tab/>edit</text:p>
      <text:p text:style-name="P1">3<text:tab/>Reklam. lep<text:tab/>Ján Novák<text:tab/>18. 03. 16<text:tab/>16. 03. 16<text:tab/><text:tab/>-<text:tab/>edit</text:p>
      <text:p text:style-name="P1"/>
      <text:p text:style-name="P1">M<text:span text:style-name="T1">ôžu sa tu vyskytovať 3 typu úloh:</text:span></text:p>
      <text:p text:style-name="P7"><text:tab/>1. úloha bola vykonávateľom označená ako splnená a čaká na <text:tab/>potvrdenie od <text:tab/>zadávateľa.</text:p>
      <text:p text:style-name="P7"><text:tab/>2. úloha nebola dosiaľ označená vykonávateľom ako splnená</text:p>
      <text:p text:style-name="P7"><text:tab/>3. úloha bola vykonávateľom a tiež aj zadávateľom označená ako <text:tab/>splnená.</text:p>
      <text:p text:style-name="P12">- ak vykonávateľ označí úlohu ako splnenú, zobrazí sa zadávateľovi v tomto menu dátum kedy bola úloha označená vykonávateľom ako splnená a ponúknu sa možnosti: schváliť (zelená fajka), navrátiť (červený krížik).</text:p>
      <text:p text:style-name="P12">- pri odfajknutí úlohy zadávateľom sa úloha pokladá za splnenú a teda zmizne vykonávateľovi z domácej obrazovky z panelu „Zoznam mojich úloh“.</text:p>
      <text:p text:style-name="P12"><text:soft-page-break/>- pri kliknutí zadávateľom na krížik sa zmení vykonávateľovi na domácej obrazovke v paneli „Zoznam mojich úloh“ v stĺpci status ikonka hodín na červené okrúhle tlačidlo s krížikom (klikateľné).</text:p>
      <text:p text:style-name="P7"/>
      <text:p text:style-name="P8">dokončené</text:p>
      <text:p text:style-name="P1"/>
      <text:p text:style-name="P2">#<text:tab/>Názov<text:tab/><text:tab/>Vykoná<text:tab/>Deadline<text:tab/>Termín splnenia<text:tab/>Editovať</text:p>
      <text:p text:style-name="P1">1<text:tab/>Kúpiť nity<text:tab/>Ján Novák<text:tab/>12. 03. 16<text:tab/>10. 03. 16<text:tab/><text:tab/>edit</text:p>
      <text:p text:style-name="P7"/>
      <text:p text:style-name="P13">- vypadol stĺpec akcia</text:p>
      <text:p text:style-name="P13">- zobrazujú sa len splnené úlohy a teda všetky úlohy majú vyplnený stĺpec termín splnenia a sú označené zadávateľom ako dokončené.</text:p>
      <text:p text:style-name="P7"/>
      <text:p text:style-name="P13">! Dorobiť v db stĺpec splnená (true/false)!</text:p>
      <text:p text:style-name="P1"/>
      <text:p text:style-name="P8">nedokončené</text:p>
      <text:p text:style-name="P1"/>
      <text:p text:style-name="P2">#<text:tab/>Názov<text:tab/><text:tab/>Vykoná<text:tab/>Deadline<text:tab/>Termín splnenia<text:tab/>Akcia<text:tab/>Editovať</text:p>
      <text:p text:style-name="P1">1<text:tab/>Kúpiť nity<text:tab/>Ján Novák<text:tab/>12. 03. 16<text:tab/>10. 03. 16<text:tab/><text:tab/>X J<text:tab/>edit</text:p>
      <text:p text:style-name="P1">2<text:tab/>Kúpiť lep<text:tab/>Ján Novák<text:tab/>16. 03. 16<text:tab/>nesplnená<text:tab/><text:tab/>-<text:tab/>edit</text:p>
      <text:p text:style-name="P1"/>
      <text:p text:style-name="P1"/>
      <text:p text:style-name="P7">Môžu sa tu vyskytovať 2 typu úloh:</text:p>
      <text:p text:style-name="P7"><text:tab/>1. úloha bola vykonávateľom označená ako splnená a čaká na <text:tab/>potvrdenie od zadávateľa.</text:p>
      <text:p text:style-name="P7"><text:tab/>2. úloha nebola dosiaľ označená vykonávateľom ako splnená</text:p>
      <text:p text:style-name="P1"/>
      <text:p text:style-name="P6">Moje úlohy:</text:p>
      <text:p text:style-name="P7"/>
      <text:p text:style-name="P8">všetky</text:p>
      <text:p text:style-name="P7"/>
      <text:p text:style-name="P2">#<text:tab/>Názov<text:tab/><text:tab/>Zadal<text:tab/><text:tab/>Deadline<text:tab/>Termín splnenia<text:tab/>Akcia</text:p>
      <text:p text:style-name="P1">1<text:tab/>Kúpiť nity<text:tab/>Potisk<text:tab/>12. 03. 16<text:tab/>10. 03. 16<text:tab/><text:tab/>-</text:p>
      <text:p text:style-name="P1">2<text:tab/>Kúpiť lep<text:tab/>Potisk<text:tab/>16. 03. 16<text:tab/>nesplnená<text:tab/><text:tab/>X</text:p>
      <text:p text:style-name="P1">3<text:tab/>Rekl. lep<text:tab/>Potisk<text:tab/>18. 03. 16<text:tab/>17. 03. 16<text:tab/><text:tab/>hodiny</text:p>
      <text:p text:style-name="P1"/>
      <text:p text:style-name="P7">Môžu sa tu vyskytovať 3 typu úloh:</text:p>
      <text:p text:style-name="P7"><text:tab/>1. úloha bola vykonávateľom a tiež aj zadávateľom označená ako <text:tab/>splnená.</text:p>
      <text:p text:style-name="P7"><text:tab/>2. úloha nebola dosiaľ označená vykonávateľom ako splnená</text:p>
      <text:p text:style-name="P7"><text:tab/>3. úloha bola vykonávateľom označená ako splnená a čaká na <text:tab/>potvrdenie od zadávateľa.</text:p>
      <text:p text:style-name="P7"/>
      <text:p text:style-name="P13">- keď užívateľ chce označiť úlohu ako splnenú klikne na červený krížik, ktorý sa zmení na ikonku hodín, symbolizujúcu čakanie na potvrdenie od zadávateľa. Po po potvrdení od zadávateľa hodiny zmiznú a nie je k dispozícií žiadna akcia pre úlohu.</text:p>
      <text:p text:style-name="P7"/>
      <text:p text:style-name="P8">dokončené</text:p>
      <text:p text:style-name="P1"/>
      <text:p text:style-name="P2">#<text:tab/>Názov<text:tab/><text:tab/>Zadal<text:tab/><text:tab/>Deadline<text:tab/>Termín splnenia</text:p>
      <text:p text:style-name="P1">1<text:tab/>Kúpiť nity<text:tab/>Potisk<text:tab/>12. 03. 16<text:tab/>10. 03. 16</text:p>
      <text:p text:style-name="P1"/>
      <text:p text:style-name="P13">- vypadol stĺpec akcia. Sú tu len tie úlohy, ktoré boli označené vykonávateľom aj zadávateľom ako splnené.</text:p>
      <text:p text:style-name="P13"/>
      <text:p text:style-name="P1"/>
      <text:p text:style-name="P9"><text:soft-page-break/>nedokončené</text:p>
      <text:p text:style-name="P9"/>
      <text:p text:style-name="P2">#<text:tab/>Názov<text:tab/><text:tab/>Zadal<text:tab/><text:tab/>Deadline<text:tab/>Termín splnenia<text:tab/>Akcia</text:p>
      <text:p text:style-name="P1">1<text:tab/>Kúpiť lep<text:tab/>Potisk<text:tab/>16. 03. 16<text:tab/>nesplnená<text:tab/><text:tab/>X</text:p>
      <text:p text:style-name="P1">2<text:tab/>Rekl. lep<text:tab/>Potisk<text:tab/>18. 03. 16<text:tab/>17. 03. 16<text:tab/><text:tab/>hodiny</text:p>
      <text:p text:style-name="P1"/>
      <text:p text:style-name="P7">Môžu sa tu vyskytovať 2 typu úloh:</text:p>
      <text:p text:style-name="P7"><text:tab/>1. úloha nebola dosiaľ označená vykonávateľom ako splnená</text:p>
      <text:p text:style-name="P7"><text:tab/>2. úloha bola vykonávateľom označená ako splnená a čaká na <text:tab/>potvrdenie od zadávateľa.</text:p>
      <text:p text:style-name="P7"/>
      <text:p text:style-name="P5">Zadať úlohu:</text:p>
      <text:p text:style-name="P7"/>
      <text:p text:style-name="P7">- tak ako je</text:p>
      <text:p text:style-name="P13">- pridať multiselect box (taký ako na priraďovanie zamestnancov) na priraďovanie tagov k úlohe.</text:p>
      <text:p text:style-name="P7">- ukladať dátumy všetkých editácií, nie len poslednej.</text:p>
      <text:p text:style-name="P7">- vkladať históriu zmien medzi komentáre, t.z., že bude vydieť, ktoré komentáre boli pridané po editácií.</text:p>
      <text:p text:style-name="P7">Napr.:</text:p>
      <text:p text:style-name="P7"/>
      <text:p text:style-name="P10">Komentár 1 (11. 02. 2016 10:50)</text:p>
      <text:p text:style-name="P10"/>
      <text:p text:style-name="P10">Komentár 2 (11. 02. 2016 11:51)</text:p>
      <text:p text:style-name="P10"/>
      <text:p text:style-name="P7">------------- editovanie úlohy 11. 02. 2016 14:03--------------</text:p>
      <text:p text:style-name="P7"/>
      <text:p text:style-name="P10">Komentár 3 (11. 02. 2016 14:04)</text:p>
      <text:p text:style-name="P10"/>
      <text:p text:style-name="P10">Komentár 4 (14. 02. 2016 08:22)</text:p>
      <text:p text:style-name="P7"/>
      <text:p text:style-name="P7">------------- úloha splnená 16. 02. 2016 09:20 ----------------</text:p>
      <text:p text:style-name="P7"/>
      <text:p text:style-name="P7">- pridať pridávanie obrázkov + xlsx súborov do komentárov</text:p>
      <text:p text:style-name="P7">- budú sa zobrazovať ako náhľady v komentároch pričom po kliknutí sa obrázok zväčší a xlsx príloha stiahne.</text:p>
      <text:p text:style-name="P7"/>
      <text:p text:style-name="P15">Vyhľadávanie a filtrovanie úloh</text:p>
      <text:p text:style-name="P16">Vyhľadávanie musí prebiehať aj nad množinou vyfiltrovaných úloh.</text:p>
      <text:p text:style-name="P16"/>
      <table:table table:name="SearchingScenario" table:style-name="SearchingScenario">
        <table:table-column table:style-name="SearchingScenario.A" table:number-columns-repeated="2"/>
        <table:table-row>
          <table:table-cell table:style-name="SearchingScenario.A1" office:value-type="string">
            <text:p text:style-name="P18">1. uzivatel pride na admin/tasks</text:p>
          </table:table-cell>
          <table:table-cell table:style-name="SearchingScenario.B1" office:value-type="string">
            <text:p text:style-name="P17"/>
          </table:table-cell>
        </table:table-row>
        <table:table-row>
          <table:table-cell table:style-name="SearchingScenario.A2" office:value-type="string">
            <text:p text:style-name="P18">2. system zobrazi vsetky ulohy</text:p>
          </table:table-cell>
          <table:table-cell table:style-name="SearchingScenario.B2" office:value-type="string">
            <text:p text:style-name="P17"/>
          </table:table-cell>
        </table:table-row>
        <table:table-row>
          <table:table-cell table:style-name="SearchingScenario.A2" office:value-type="string">
            <text:p text:style-name="P18">3. uzivatel vyhlada ulohu podla klucoveho slova</text:p>
          </table:table-cell>
          <table:table-cell table:style-name="SearchingScenario.B2" office:value-type="string">
            <text:p text:style-name="P17"/>
          </table:table-cell>
        </table:table-row>
        <table:table-row>
          <table:table-cell table:style-name="SearchingScenario.A2" office:value-type="string">
            <text:p text:style-name="P18">4. system zobrazi vysledky</text:p>
          </table:table-cell>
          <table:table-cell table:style-name="SearchingScenario.B2" office:value-type="string">
            <text:p text:style-name="P17"/>
          </table:table-cell>
        </table:table-row>
        <table:table-row>
          <table:table-cell table:style-name="SearchingScenario.A2" office:value-type="string">
            <text:p text:style-name="P17"/>
          </table:table-cell>
          <table:table-cell table:style-name="SearchingScenario.B2" office:value-type="string">
            <text:p text:style-name="P17"/>
          </table:table-cell>
        </table:table-row>
        <table:table-row>
          <table:table-cell table:style-name="SearchingScenario.A2" office:value-type="string">
            <text:p text:style-name="P17"/>
          </table:table-cell>
          <table:table-cell table:style-name="SearchingScenario.B2" office:value-type="string">
            <text:p text:style-name="P17"/>
          </table:table-cell>
        </table:table-row>
        <table:table-row>
          <table:table-cell table:style-name="SearchingScenario.A2" office:value-type="string">
            <text:p text:style-name="P17"/>
          </table:table-cell>
          <table:table-cell table:style-name="SearchingScenario.B2" office:value-type="string">
            <text:p text:style-name="P17"/>
          </table:table-cell>
        </table:table-row>
        <table:table-row>
          <table:table-cell table:style-name="SearchingScenario.A2" office:value-type="string">
            <text:p text:style-name="P17"/>
          </table:table-cell>
          <table:table-cell table:style-name="SearchingScenario.B2" office:value-type="string">
            <text:p text:style-name="P17"/>
          </table:table-cell>
        </table:table-row>
        <table:table-row>
          <table:table-cell table:style-name="SearchingScenario.A2" office:value-type="string">
            <text:p text:style-name="P17"/>
          </table:table-cell>
          <table:table-cell table:style-name="SearchingScenario.B2" office:value-type="string">
            <text:p text:style-name="P17"/>
          </table:table-cell>
        </table:table-row>
        <table:table-row>
          <table:table-cell table:style-name="SearchingScenario.A2" office:value-type="string">
            <text:p text:style-name="P17"/>
          </table:table-cell>
          <table:table-cell table:style-name="SearchingScenario.B2" office:value-type="string">
            <text:p text:style-name="P1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4T01:10:19.859300945</dc:date>
    <meta:generator>LibreOffice/4.2.8.2$Linux_X86_64 LibreOffice_project/420m0$Build-2</meta:generator>
    <meta:editing-duration>PT5M41S</meta:editing-duration>
    <meta:editing-cycles>11</meta:editing-cycles>
    <meta:document-statistic meta:table-count="1" meta:image-count="0" meta:object-count="0" meta:page-count="4" meta:paragraph-count="84" meta:word-count="795" meta:character-count="4838" meta:non-whitespace-character-count="4090"/>
  </office:meta>
</office:document-meta>
</file>